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dP, дел</text:p>
          </table:table-cell>
          <table:table-cell office:value-type="string" calcext:value-type="string">
            <text:p>dP, Па</text:p>
          </table:table-cell>
          <table:table-cell table:style-name="ce2" office:value-type="string" calcext:value-type="string">
            <text:p>V, л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Q, мл/с</text:p>
          </table:table-cell>
          <table:table-cell table:style-name="ce3" office:value-type="string" calcext:value-type="string">
            <text:p>dP, дел</text:p>
          </table:table-cell>
          <table:table-cell table:style-name="ce3" office:value-type="string" calcext:value-type="string">
            <text:p>dP, Па</text:p>
          </table:table-cell>
          <table:table-cell table:style-name="ce3" office:value-type="string" calcext:value-type="string">
            <text:p>V, л</text:p>
          </table:table-cell>
          <table:table-cell table:style-name="ce3" office:value-type="string" calcext:value-type="string">
            <text:p>t, с</text:p>
          </table:table-cell>
          <table:table-cell table:style-name="ce3" office:value-type="string" calcext:value-type="string">
            <text:p>Q, мл/с</text:p>
          </table:table-cell>
          <table:table-cell/>
          <table:table-cell office:value-type="string" calcext:value-type="string">
            <text:p>d, мм</text:p>
          </table:table-cell>
          <table:table-cell office:value-type="string" calcext:value-type="string">
            <text:p>V, л</text:p>
          </table:table-cell>
          <table:table-cell office:value-type="string" calcext:value-type="string">
            <text:p>t, с</text:p>
          </table:table-cell>
          <table:table-cell table:style-name="ce4" office:value-type="string" calcext:value-type="string">
            <text:p>Q, мл/с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2]*0.2*9.81" office:value-type="float" office:value="9.81" calcext:value-type="float">
            <text:p>9.81</text:p>
          </table:table-cell>
          <table:table-cell table:style-name="ce2" office:value-type="float" office:value="0.105" calcext:value-type="float">
            <text:p>0.105</text:p>
          </table:table-cell>
          <table:table-cell office:value-type="float" office:value="12.98" calcext:value-type="float">
            <text:p>12.98</text:p>
          </table:table-cell>
          <table:table-cell table:formula="of:=[.D2]/[.E2]*1000" office:value-type="float" office:value="8.08936825885978" calcext:value-type="float">
            <text:p>8.08936825885978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[.G2]*0.2*9.81" office:value-type="float" office:value="147.15" calcext:value-type="float">
            <text:p>147.15</text:p>
          </table:table-cell>
          <table:table-cell table:style-name="ce3" office:value-type="float" office:value="1.102" calcext:value-type="float">
            <text:p>1.102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table:formula="of:=[.I2]/[.J2]*1000" office:value-type="float" office:value="96.4973730297723" calcext:value-type="float">
            <text:p>96.4973730297723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1.446" calcext:value-type="float">
            <text:p>1.446</text:p>
          </table:table-cell>
          <table:table-cell office:value-type="float" office:value="16.79" calcext:value-type="float">
            <text:p>16.79</text:p>
          </table:table-cell>
          <table:table-cell table:style-name="ce4" table:formula="of:=[.N2]/[.O2]*1000" office:value-type="float" office:value="86.1226920786182" calcext:value-type="float">
            <text:p>86.1226920786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B3]*0.2*9.81" office:value-type="float" office:value="25.506" calcext:value-type="float">
            <text:p>25.506</text:p>
          </table:table-cell>
          <table:table-cell table:style-name="ce2" office:value-type="float" office:value="0.207" calcext:value-type="float">
            <text:p>0.207</text:p>
          </table:table-cell>
          <table:table-cell office:value-type="float" office:value="11.09" calcext:value-type="float">
            <text:p>11.09</text:p>
          </table:table-cell>
          <table:table-cell table:formula="of:=[.D3]/[.E3]*1000" office:value-type="float" office:value="18.6654643823264" calcext:value-type="float">
            <text:p>18.6654643823264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formula="of:=[.G3]*0.2*9.81" office:value-type="float" office:value="176.58" calcext:value-type="float">
            <text:p>176.58</text:p>
          </table:table-cell>
          <table:table-cell table:style-name="ce3" office:value-type="float" office:value="1.178" calcext:value-type="float">
            <text:p>1.178</text:p>
          </table:table-cell>
          <table:table-cell table:style-name="ce3" office:value-type="float" office:value="11.52" calcext:value-type="float">
            <text:p>11.52</text:p>
          </table:table-cell>
          <table:table-cell table:style-name="ce3" table:formula="of:=[.I3]/[.J3]*1000" office:value-type="float" office:value="102.256944444444" calcext:value-type="float">
            <text:p>102.256944444444</text:p>
          </table:table-cell>
          <table:table-cell table:number-columns-repeated="2"/>
          <table:table-cell office:value-type="string" calcext:value-type="string">
            <text:p>x, см</text:p>
          </table:table-cell>
          <table:table-cell office:value-type="string" calcext:value-type="string">
            <text:p>P, дел</text:p>
          </table:table-cell>
          <table:table-cell office:value-type="string" calcext:value-type="string">
            <text:p>P, Па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B4]*0.2*9.81" office:value-type="float" office:value="49.05" calcext:value-type="float">
            <text:p>49.05</text:p>
          </table:table-cell>
          <table:table-cell table:style-name="ce2" office:value-type="float" office:value="0.371" calcext:value-type="float">
            <text:p>0.371</text:p>
          </table:table-cell>
          <table:table-cell office:value-type="float" office:value="11" calcext:value-type="float">
            <text:p>11</text:p>
          </table:table-cell>
          <table:table-cell table:formula="of:=[.D4]/[.E4]*1000" office:value-type="float" office:value="33.7272727272727" calcext:value-type="float">
            <text:p>33.7272727272727</text:p>
          </table:table-cell>
          <table:table-cell table:style-name="ce3" office:value-type="float" office:value="105" calcext:value-type="float">
            <text:p>105</text:p>
          </table:table-cell>
          <table:table-cell table:style-name="ce3" table:formula="of:=[.G4]*0.2*9.81" office:value-type="float" office:value="206.01" calcext:value-type="float">
            <text:p>206.01</text:p>
          </table:table-cell>
          <table:table-cell table:style-name="ce3" office:value-type="float" office:value="1.143" calcext:value-type="float">
            <text:p>1.143</text:p>
          </table:table-cell>
          <table:table-cell table:style-name="ce3" office:value-type="float" office:value="10.77" calcext:value-type="float">
            <text:p>10.77</text:p>
          </table:table-cell>
          <table:table-cell table:style-name="ce3" table:formula="of:=[.I4]/[.J4]*1000" office:value-type="float" office:value="106.128133704735" calcext:value-type="float">
            <text:p>106.1281337047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formula="of:=([.O4]+1)*0.2*9.81" office:value-type="float" office:value="102.024" calcext:value-type="float">
            <text:p>102.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[.B5]*0.2*9.81" office:value-type="float" office:value="74.556" calcext:value-type="float">
            <text:p>74.556</text:p>
          </table:table-cell>
          <table:table-cell table:style-name="ce2" office:value-type="float" office:value="0.573" calcext:value-type="float">
            <text:p>0.573</text:p>
          </table:table-cell>
          <table:table-cell office:value-type="float" office:value="11.19" calcext:value-type="float">
            <text:p>11.19</text:p>
          </table:table-cell>
          <table:table-cell table:formula="of:=[.D5]/[.E5]*1000" office:value-type="float" office:value="51.2064343163539" calcext:value-type="float">
            <text:p>51.2064343163539</text:p>
          </table:table-cell>
          <table:table-cell table:style-name="ce3" office:value-type="float" office:value="119" calcext:value-type="float">
            <text:p>119</text:p>
          </table:table-cell>
          <table:table-cell table:style-name="ce3" table:formula="of:=[.G5]*0.2*9.81" office:value-type="float" office:value="233.478" calcext:value-type="float">
            <text:p>233.478</text:p>
          </table:table-cell>
          <table:table-cell table:style-name="ce3" office:value-type="float" office:value="1.095" calcext:value-type="float">
            <text:p>1.095</text:p>
          </table:table-cell>
          <table:table-cell table:style-name="ce3" office:value-type="float" office:value="9.82" calcext:value-type="float">
            <text:p>9.82</text:p>
          </table:table-cell>
          <table:table-cell table:style-name="ce3" table:formula="of:=[.I5]/[.J5]*1000" office:value-type="float" office:value="111.507128309572" calcext:value-type="float">
            <text:p>111.5071283095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formula="of:=([.O5]+1)*0.2*9.81" office:value-type="float" office:value="133.416" calcext:value-type="float">
            <text:p>133.4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formula="of:=[.B6]*0.2*9.81" office:value-type="float" office:value="105.948" calcext:value-type="float">
            <text:p>105.948</text:p>
          </table:table-cell>
          <table:table-cell table:style-name="ce2" office:value-type="float" office:value="0.735" calcext:value-type="float">
            <text:p>0.735</text:p>
          </table:table-cell>
          <table:table-cell office:value-type="float" office:value="10.29" calcext:value-type="float">
            <text:p>10.29</text:p>
          </table:table-cell>
          <table:table-cell table:formula="of:=[.D6]/[.E6]*1000" office:value-type="float" office:value="71.4285714285714" calcext:value-type="float">
            <text:p>71.4285714285714</text:p>
          </table:table-cell>
          <table:table-cell table:style-name="ce3" office:value-type="float" office:value="125" calcext:value-type="float">
            <text:p>125</text:p>
          </table:table-cell>
          <table:table-cell table:style-name="ce3" table:formula="of:=[.G6]*0.2*9.81" office:value-type="float" office:value="245.25" calcext:value-type="float">
            <text:p>245.25</text:p>
          </table:table-cell>
          <table:table-cell table:style-name="ce3" office:value-type="float" office:value="1.312" calcext:value-type="float">
            <text:p>1.312</text:p>
          </table:table-cell>
          <table:table-cell table:style-name="ce3" office:value-type="float" office:value="11.65" calcext:value-type="float">
            <text:p>11.65</text:p>
          </table:table-cell>
          <table:table-cell table:style-name="ce3" table:formula="of:=[.I6]/[.J6]*1000" office:value-type="float" office:value="112.618025751073" calcext:value-type="float">
            <text:p>112.6180257510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([.O6]+1)*0.2*9.81" office:value-type="float" office:value="129.492" calcext:value-type="float">
            <text:p>129.4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formula="of:=[.B7]*0.2*9.81" office:value-type="float" office:value="121.644" calcext:value-type="float">
            <text:p>121.644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.48" calcext:value-type="float">
            <text:p>10.48</text:p>
          </table:table-cell>
          <table:table-cell table:formula="of:=[.D7]/[.E7]*1000" office:value-type="float" office:value="81.2977099236641" calcext:value-type="float">
            <text:p>81.2977099236641</text:p>
          </table:table-cell>
          <table:table-cell table:style-name="ce3" office:value-type="float" office:value="147" calcext:value-type="float">
            <text:p>147</text:p>
          </table:table-cell>
          <table:table-cell table:style-name="ce3" table:formula="of:=[.G7]*0.2*9.81" office:value-type="float" office:value="288.414" calcext:value-type="float">
            <text:p>288.414</text:p>
          </table:table-cell>
          <table:table-cell table:style-name="ce3" office:value-type="float" office:value="1.396" calcext:value-type="float">
            <text:p>1.396</text:p>
          </table:table-cell>
          <table:table-cell table:style-name="ce3" office:value-type="float" office:value="11.7" calcext:value-type="float">
            <text:p>11.7</text:p>
          </table:table-cell>
          <table:table-cell table:style-name="ce3" table:formula="of:=[.I7]/[.J7]*1000" office:value-type="float" office:value="119.316239316239" calcext:value-type="float">
            <text:p>119.3162393162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  <table:table-cell table:formula="of:=([.O7]+1)*0.2*9.81" office:value-type="float" office:value="233.478" calcext:value-type="float">
            <text:p>233.4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B8]*0.2*9.81" office:value-type="float" office:value="137.34" calcext:value-type="float">
            <text:p>137.34</text:p>
          </table:table-cell>
          <table:table-cell table:style-name="ce2" office:value-type="float" office:value="0.99" calcext:value-type="float">
            <text:p>0.99</text:p>
          </table:table-cell>
          <table:table-cell office:value-type="float" office:value="10.8" calcext:value-type="float">
            <text:p>10.8</text:p>
          </table:table-cell>
          <table:table-cell table:formula="of:=[.D8]/[.E8]*1000" office:value-type="float" office:value="91.6666666666667" calcext:value-type="float">
            <text:p>91.6666666666667</text:p>
          </table:table-cell>
          <table:table-cell table:style-name="ce3" office:value-type="float" office:value="182" calcext:value-type="float">
            <text:p>182</text:p>
          </table:table-cell>
          <table:table-cell table:style-name="ce3" table:formula="of:=[.G8]*0.2*9.81" office:value-type="float" office:value="357.084" calcext:value-type="float">
            <text:p>357.084</text:p>
          </table:table-cell>
          <table:table-cell table:style-name="ce3" office:value-type="float" office:value="1.609" calcext:value-type="float">
            <text:p>1.609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table:formula="of:=[.I8]/[.J8]*1000" office:value-type="float" office:value="133.416252072969" calcext:value-type="float">
            <text:p>133.4162520729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table:formula="of:=([.O8]+1)*0.2*9.81" office:value-type="float" office:value="268.794" calcext:value-type="float">
            <text:p>268.794</text:p>
          </table:table-cell>
        </table:table-row>
        <table:table-row table:style-name="ro1">
          <table:table-cell/>
          <table:table-cell office:value-type="string" calcext:value-type="string">
            <text:p>ламин</text:p>
          </table:table-cell>
          <table:table-cell table:style-name="Default"/>
          <table:table-cell/>
          <table:table-cell table:style-name="Default" table:number-columns-repeated="2"/>
          <table:table-cell table:style-name="ce3" office:value-type="string" calcext:value-type="string">
            <text:p>турбо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table:formula="of:=([.O9]+1)*0.2*9.81" office:value-type="float" office:value="366.894" calcext:value-type="float">
            <text:p>366.894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d,мм</text:p>
          </table:table-cell>
          <table:table-cell table:style-name="Default" office:value-type="string" calcext:value-type="string">
            <text:p>l, см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90" calcext:value-type="float">
            <text:p>90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P, дел</text:p>
          </table:table-cell>
          <table:table-cell office:value-type="string" calcext:value-type="string">
            <text:p>dP, Па</text:p>
          </table:table-cell>
          <table:table-cell table:style-name="ce2" office:value-type="string" calcext:value-type="string">
            <text:p>V, л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Q, мл/с</text:p>
          </table:table-cell>
          <table:table-cell table:style-name="ce3" office:value-type="string" calcext:value-type="string">
            <text:p>dP, дел</text:p>
          </table:table-cell>
          <table:table-cell table:style-name="ce3" office:value-type="string" calcext:value-type="string">
            <text:p>dP, Па</text:p>
          </table:table-cell>
          <table:table-cell table:style-name="ce3" office:value-type="string" calcext:value-type="string">
            <text:p>V, л</text:p>
          </table:table-cell>
          <table:table-cell table:style-name="ce3" office:value-type="string" calcext:value-type="string">
            <text:p>t, с</text:p>
          </table:table-cell>
          <table:table-cell table:style-name="ce3" office:value-type="string" calcext:value-type="string">
            <text:p>Q, мл/с</text:p>
          </table:table-cell>
          <table:table-cell/>
          <table:table-cell office:value-type="string" calcext:value-type="string">
            <text:p>d, мм</text:p>
          </table:table-cell>
          <table:table-cell office:value-type="string" calcext:value-type="string">
            <text:p>V, л</text:p>
          </table:table-cell>
          <table:table-cell office:value-type="string" calcext:value-type="string">
            <text:p>t, с</text:p>
          </table:table-cell>
          <table:table-cell table:style-name="ce4" office:value-type="string" calcext:value-type="string">
            <text:p>Q, мл/с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5]*0.2*9.81" office:value-type="float" office:value="11.772" calcext:value-type="float">
            <text:p>11.772</text:p>
          </table:table-cell>
          <table:table-cell table:style-name="ce2" office:value-type="float" office:value="0.128" calcext:value-type="float">
            <text:p>0.128</text:p>
          </table:table-cell>
          <table:table-cell office:value-type="float" office:value="10.32" calcext:value-type="float">
            <text:p>10.32</text:p>
          </table:table-cell>
          <table:table-cell table:formula="of:=[.D15]/[.E15]*1000" office:value-type="float" office:value="12.4031007751938" calcext:value-type="float">
            <text:p>12.4031007751938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[.G15]*0.2*9.81" office:value-type="float" office:value="123.606" calcext:value-type="float">
            <text:p>123.606</text:p>
          </table:table-cell>
          <table:table-cell table:style-name="ce3" office:value-type="float" office:value="1.368" calcext:value-type="float">
            <text:p>1.368</text:p>
          </table:table-cell>
          <table:table-cell table:style-name="ce3" office:value-type="float" office:value="10.47" calcext:value-type="float">
            <text:p>10.47</text:p>
          </table:table-cell>
          <table:table-cell table:style-name="ce3" table:formula="of:=[.I15]/[.J15]*1000" office:value-type="float" office:value="130.659025787966" calcext:value-type="float">
            <text:p>130.65902578796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1.114" calcext:value-type="float">
            <text:p>1.114</text:p>
          </table:table-cell>
          <table:table-cell office:value-type="float" office:value="10.38" calcext:value-type="float">
            <text:p>10.38</text:p>
          </table:table-cell>
          <table:table-cell table:style-name="ce4" table:formula="of:=[.N15]/[.O15]*1000" office:value-type="float" office:value="107.321772639692" calcext:value-type="float">
            <text:p>107.32177263969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6]*0.2*9.81" office:value-type="float" office:value="21.582" calcext:value-type="float">
            <text:p>21.582</text:p>
          </table:table-cell>
          <table:table-cell table:style-name="ce2" office:value-type="float" office:value="0.258" calcext:value-type="float">
            <text:p>0.258</text:p>
          </table:table-cell>
          <table:table-cell office:value-type="float" office:value="10.73" calcext:value-type="float">
            <text:p>10.73</text:p>
          </table:table-cell>
          <table:table-cell table:formula="of:=[.D16]/[.E16]*1000" office:value-type="float" office:value="24.044734389562" calcext:value-type="float">
            <text:p>24.044734389562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[.G16]*0.2*9.81" office:value-type="float" office:value="141.264" calcext:value-type="float">
            <text:p>141.264</text:p>
          </table:table-cell>
          <table:table-cell table:style-name="ce3" office:value-type="float" office:value="1.468" calcext:value-type="float">
            <text:p>1.468</text:p>
          </table:table-cell>
          <table:table-cell table:style-name="ce3" office:value-type="float" office:value="10.43" calcext:value-type="float">
            <text:p>10.43</text:p>
          </table:table-cell>
          <table:table-cell table:style-name="ce3" table:formula="of:=[.I16]/[.J16]*1000" office:value-type="float" office:value="140.747842761266" calcext:value-type="float">
            <text:p>140.747842761266</text:p>
          </table:table-cell>
          <table:table-cell table:number-columns-repeated="2"/>
          <table:table-cell office:value-type="string" calcext:value-type="string">
            <text:p>x, см</text:p>
          </table:table-cell>
          <table:table-cell office:value-type="string" calcext:value-type="string">
            <text:p>P, дел</text:p>
          </table:table-cell>
          <table:table-cell office:value-type="string" calcext:value-type="string">
            <text:p>P, Па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7]*0.2*9.81" office:value-type="float" office:value="39.24" calcext:value-type="float">
            <text:p>39.24</text:p>
          </table:table-cell>
          <table:table-cell table:style-name="ce2" office:value-type="float" office:value="0.446" calcext:value-type="float">
            <text:p>0.446</text:p>
          </table:table-cell>
          <table:table-cell office:value-type="float" office:value="10.55" calcext:value-type="float">
            <text:p>10.55</text:p>
          </table:table-cell>
          <table:table-cell table:formula="of:=[.D17]/[.E17]*1000" office:value-type="float" office:value="42.2748815165877" calcext:value-type="float">
            <text:p>42.2748815165877</text:p>
          </table:table-cell>
          <table:table-cell table:style-name="ce3" office:value-type="float" office:value="81" calcext:value-type="float">
            <text:p>81</text:p>
          </table:table-cell>
          <table:table-cell table:style-name="ce3" table:formula="of:=[.G17]*0.2*9.81" office:value-type="float" office:value="158.922" calcext:value-type="float">
            <text:p>158.922</text:p>
          </table:table-cell>
          <table:table-cell table:style-name="ce3" office:value-type="float" office:value="1.509" calcext:value-type="float">
            <text:p>1.509</text:p>
          </table:table-cell>
          <table:table-cell table:style-name="ce3" office:value-type="float" office:value="10.38" calcext:value-type="float">
            <text:p>10.38</text:p>
          </table:table-cell>
          <table:table-cell table:style-name="ce3" table:formula="of:=[.I17]/[.J17]*1000" office:value-type="float" office:value="145.375722543353" calcext:value-type="float">
            <text:p>145.3757225433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table:formula="of:=([.O17]+1)*0.2*9.81" office:value-type="float" office:value="86.328" calcext:value-type="float">
            <text:p>86.32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18]*0.2*9.81" office:value-type="float" office:value="52.974" calcext:value-type="float">
            <text:p>52.974</text:p>
          </table:table-cell>
          <table:table-cell table:style-name="ce2" office:value-type="float" office:value="0.599" calcext:value-type="float">
            <text:p>0.599</text:p>
          </table:table-cell>
          <table:table-cell office:value-type="float" office:value="10.43" calcext:value-type="float">
            <text:p>10.43</text:p>
          </table:table-cell>
          <table:table-cell table:formula="of:=[.D18]/[.E18]*1000" office:value-type="float" office:value="57.4304889741131" calcext:value-type="float">
            <text:p>57.4304889741131</text:p>
          </table:table-cell>
          <table:table-cell table:style-name="ce3" office:value-type="float" office:value="92" calcext:value-type="float">
            <text:p>92</text:p>
          </table:table-cell>
          <table:table-cell table:style-name="ce3" table:formula="of:=[.G18]*0.2*9.81" office:value-type="float" office:value="180.504" calcext:value-type="float">
            <text:p>180.504</text:p>
          </table:table-cell>
          <table:table-cell table:style-name="ce3" office:value-type="float" office:value="1.722" calcext:value-type="float">
            <text:p>1.722</text:p>
          </table:table-cell>
          <table:table-cell table:style-name="ce3" office:value-type="float" office:value="11.45" calcext:value-type="float">
            <text:p>11.45</text:p>
          </table:table-cell>
          <table:table-cell table:style-name="ce3" table:formula="of:=[.I18]/[.J18]*1000" office:value-type="float" office:value="150.393013100437" calcext:value-type="float">
            <text:p>150.3930131004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.5" calcext:value-type="float">
            <text:p>81.5</text:p>
          </table:table-cell>
          <table:table-cell office:value-type="float" office:value="73" calcext:value-type="float">
            <text:p>73</text:p>
          </table:table-cell>
          <table:table-cell table:formula="of:=([.O18]+1)*0.2*9.81" office:value-type="float" office:value="145.188" calcext:value-type="float">
            <text:p>145.18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9]*0.2*9.81" office:value-type="float" office:value="62.784" calcext:value-type="float">
            <text:p>62.784</text:p>
          </table:table-cell>
          <table:table-cell table:style-name="ce2" office:value-type="float" office:value="0.726" calcext:value-type="float">
            <text:p>0.726</text:p>
          </table:table-cell>
          <table:table-cell office:value-type="float" office:value="10.44" calcext:value-type="float">
            <text:p>10.44</text:p>
          </table:table-cell>
          <table:table-cell table:formula="of:=[.D19]/[.E19]*1000" office:value-type="float" office:value="69.5402298850575" calcext:value-type="float">
            <text:p>69.5402298850575</text:p>
          </table:table-cell>
          <table:table-cell table:style-name="ce3" office:value-type="float" office:value="99" calcext:value-type="float">
            <text:p>99</text:p>
          </table:table-cell>
          <table:table-cell table:style-name="ce3" table:formula="of:=[.G19]*0.2*9.81" office:value-type="float" office:value="194.238" calcext:value-type="float">
            <text:p>194.238</text:p>
          </table:table-cell>
          <table:table-cell table:style-name="ce3" office:value-type="float" office:value="1.604" calcext:value-type="float">
            <text:p>1.604</text:p>
          </table:table-cell>
          <table:table-cell table:style-name="ce3" office:value-type="float" office:value="10.53" calcext:value-type="float">
            <text:p>10.53</text:p>
          </table:table-cell>
          <table:table-cell table:style-name="ce3" table:formula="of:=[.I19]/[.J19]*1000" office:value-type="float" office:value="152.326685660019" calcext:value-type="float">
            <text:p>152.3266856600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([.O19]+1)*0.2*9.81" office:value-type="float" office:value="100.062" calcext:value-type="float">
            <text:p>100.06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20]*0.2*9.81" office:value-type="float" office:value="80.442" calcext:value-type="float">
            <text:p>80.442</text:p>
          </table:table-cell>
          <table:table-cell table:style-name="ce2" office:value-type="float" office:value="1.028" calcext:value-type="float">
            <text:p>1.028</text:p>
          </table:table-cell>
          <table:table-cell office:value-type="float" office:value="11.52" calcext:value-type="float">
            <text:p>11.52</text:p>
          </table:table-cell>
          <table:table-cell table:formula="of:=[.D20]/[.E20]*1000" office:value-type="float" office:value="89.2361111111111" calcext:value-type="float">
            <text:p>89.2361111111111</text:p>
          </table:table-cell>
          <table:table-cell table:style-name="ce3" office:value-type="float" office:value="115" calcext:value-type="float">
            <text:p>115</text:p>
          </table:table-cell>
          <table:table-cell table:style-name="ce3" table:formula="of:=[.G20]*0.2*9.81" office:value-type="float" office:value="225.63" calcext:value-type="float">
            <text:p>225.63</text:p>
          </table:table-cell>
          <table:table-cell table:style-name="ce3" office:value-type="float" office:value="1.687" calcext:value-type="float">
            <text:p>1.687</text:p>
          </table:table-cell>
          <table:table-cell table:style-name="ce3" office:value-type="float" office:value="10.69" calcext:value-type="float">
            <text:p>10.69</text:p>
          </table:table-cell>
          <table:table-cell table:style-name="ce3" table:formula="of:=[.I20]/[.J20]*1000" office:value-type="float" office:value="157.811038353602" calcext:value-type="float">
            <text:p>157.8110383536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([.O20]+1)*0.2*9.81" office:value-type="float" office:value="139.302" calcext:value-type="float">
            <text:p>139.302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formula="of:=[.B21]*0.2*9.81" office:value-type="float" office:value="88.29" calcext:value-type="float">
            <text:p>88.29</text:p>
          </table:table-cell>
          <table:table-cell table:style-name="ce2" office:value-type="float" office:value="1.019" calcext:value-type="float">
            <text:p>1.019</text:p>
          </table:table-cell>
          <table:table-cell office:value-type="float" office:value="10.48" calcext:value-type="float">
            <text:p>10.48</text:p>
          </table:table-cell>
          <table:table-cell table:formula="of:=[.D21]/[.E21]*1000" office:value-type="float" office:value="97.2328244274809" calcext:value-type="float">
            <text:p>97.2328244274809</text:p>
          </table:table-cell>
          <table:table-cell table:style-name="ce3" office:value-type="float" office:value="128" calcext:value-type="float">
            <text:p>128</text:p>
          </table:table-cell>
          <table:table-cell table:style-name="ce3" table:formula="of:=[.G21]*0.2*9.81" office:value-type="float" office:value="251.136" calcext:value-type="float">
            <text:p>251.136</text:p>
          </table:table-cell>
          <table:table-cell table:style-name="ce3" office:value-type="float" office:value="1.697" calcext:value-type="float">
            <text:p>1.697</text:p>
          </table:table-cell>
          <table:table-cell table:style-name="ce3" office:value-type="float" office:value="10.37" calcext:value-type="float">
            <text:p>10.37</text:p>
          </table:table-cell>
          <table:table-cell table:style-name="ce3" table:formula="of:=[.I21]/[.J21]*1000" office:value-type="float" office:value="163.645130183221" calcext:value-type="float">
            <text:p>163.6451301832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1.5" calcext:value-type="float">
            <text:p>131.5</text:p>
          </table:table-cell>
          <table:table-cell office:value-type="float" office:value="100" calcext:value-type="float">
            <text:p>100</text:p>
          </table:table-cell>
          <table:table-cell table:formula="of:=([.O21]+1)*0.2*9.81" office:value-type="float" office:value="198.162" calcext:value-type="float">
            <text:p>198.162</text:p>
          </table:table-cell>
        </table:table-row>
        <table:table-row table:style-name="ro1">
          <table:table-cell/>
          <table:table-cell office:value-type="string" calcext:value-type="string">
            <text:p>ламин</text:p>
          </table:table-cell>
          <table:table-cell table:style-name="Default"/>
          <table:table-cell/>
          <table:table-cell table:style-name="Default" table:number-columns-repeated="2"/>
          <table:table-cell table:style-name="ce3" office:value-type="string" calcext:value-type="string">
            <text:p>турбо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float" office:value="9.81" calcext:value-type="float">
            <text:p>9.81</text:p>
          </table:table-cell>
          <table:table-cell office:value-type="float" office:value="8.08936825885978" calcext:value-type="float">
            <text:p>8.08936825885978</text:p>
          </table:table-cell>
          <table:table-cell/>
          <table:table-cell office:value-type="float" office:value="11.772" calcext:value-type="float">
            <text:p>11.772</text:p>
          </table:table-cell>
          <table:table-cell office:value-type="float" office:value="12.4031007751938" calcext:value-type="float">
            <text:p>12.403100775193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.506" calcext:value-type="float">
            <text:p>25.506</text:p>
          </table:table-cell>
          <table:table-cell office:value-type="float" office:value="18.6654643823264" calcext:value-type="float">
            <text:p>18.6654643823264</text:p>
          </table:table-cell>
          <table:table-cell/>
          <table:table-cell office:value-type="float" office:value="21.582" calcext:value-type="float">
            <text:p>21.582</text:p>
          </table:table-cell>
          <table:table-cell office:value-type="float" office:value="24.044734389562" calcext:value-type="float">
            <text:p>24.044734389562</text:p>
          </table:table-cell>
          <table:table-cell/>
          <table:table-cell table:formula="of:=LN([.F5]*[.C18]*50/([.F18]*[.C5]*90))/LN(3.95/5.3)" office:value-type="float" office:value="3.5519632744598" calcext:value-type="float">
            <text:p>3.5519632744598</text:p>
          </table:table-cell>
          <table:table-cell table:formula="of:=LN([.K5]*[.H18]*50/([.K18]*[.H5]*90))/LN(3.95/5.3)" office:value-type="float" office:value="3.89224185613455" calcext:value-type="float">
            <text:p>3.892241856134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.05" calcext:value-type="float">
            <text:p>49.05</text:p>
          </table:table-cell>
          <table:table-cell office:value-type="float" office:value="33.7272727272727" calcext:value-type="float">
            <text:p>33.7272727272727</text:p>
          </table:table-cell>
          <table:table-cell/>
          <table:table-cell office:value-type="float" office:value="39.24" calcext:value-type="float">
            <text:p>39.24</text:p>
          </table:table-cell>
          <table:table-cell office:value-type="float" office:value="42.2748815165877" calcext:value-type="float">
            <text:p>42.27488151658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4.556" calcext:value-type="float">
            <text:p>74.556</text:p>
          </table:table-cell>
          <table:table-cell office:value-type="float" office:value="51.2064343163539" calcext:value-type="float">
            <text:p>51.2064343163539</text:p>
          </table:table-cell>
          <table:table-cell/>
          <table:table-cell office:value-type="float" office:value="52.974" calcext:value-type="float">
            <text:p>52.974</text:p>
          </table:table-cell>
          <table:table-cell office:value-type="float" office:value="57.4304889741131" calcext:value-type="float">
            <text:p>57.43048897411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.948" calcext:value-type="float">
            <text:p>105.948</text:p>
          </table:table-cell>
          <table:table-cell office:value-type="float" office:value="71.4285714285714" calcext:value-type="float">
            <text:p>71.4285714285714</text:p>
          </table:table-cell>
          <table:table-cell/>
          <table:table-cell office:value-type="float" office:value="62.784" calcext:value-type="float">
            <text:p>62.784</text:p>
          </table:table-cell>
          <table:table-cell office:value-type="float" office:value="69.5402298850575" calcext:value-type="float">
            <text:p>69.540229885057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1.644" calcext:value-type="float">
            <text:p>121.644</text:p>
          </table:table-cell>
          <table:table-cell office:value-type="float" office:value="81.2977099236641" calcext:value-type="float">
            <text:p>81.2977099236641</text:p>
          </table:table-cell>
          <table:table-cell/>
          <table:table-cell office:value-type="float" office:value="80.442" calcext:value-type="float">
            <text:p>80.442</text:p>
          </table:table-cell>
          <table:table-cell office:value-type="float" office:value="89.2361111111111" calcext:value-type="float">
            <text:p>89.236111111111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7.34" calcext:value-type="float">
            <text:p>137.34</text:p>
          </table:table-cell>
          <table:table-cell office:value-type="float" office:value="91.6666666666667" calcext:value-type="float">
            <text:p>91.6666666666667</text:p>
          </table:table-cell>
          <table:table-cell/>
          <table:table-cell office:value-type="float" office:value="88.29" calcext:value-type="float">
            <text:p>88.29</text:p>
          </table:table-cell>
          <table:table-cell office:value-type="float" office:value="97.2328244274809" calcext:value-type="float">
            <text:p>97.2328244274809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47.15" calcext:value-type="float">
            <text:p>147.15</text:p>
          </table:table-cell>
          <table:table-cell table:style-name="ce3" office:value-type="float" office:value="96.4973730297723" calcext:value-type="float">
            <text:p>96.4973730297723</text:p>
          </table:table-cell>
          <table:table-cell/>
          <table:table-cell table:style-name="ce3" office:value-type="float" office:value="123.606" calcext:value-type="float">
            <text:p>123.606</text:p>
          </table:table-cell>
          <table:table-cell table:style-name="ce3" office:value-type="float" office:value="130.659025787966" calcext:value-type="float">
            <text:p>130.659025787966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76.58" calcext:value-type="float">
            <text:p>176.58</text:p>
          </table:table-cell>
          <table:table-cell table:style-name="ce3" office:value-type="float" office:value="102.256944444444" calcext:value-type="float">
            <text:p>102.256944444444</text:p>
          </table:table-cell>
          <table:table-cell/>
          <table:table-cell table:style-name="ce3" office:value-type="float" office:value="141.264" calcext:value-type="float">
            <text:p>141.264</text:p>
          </table:table-cell>
          <table:table-cell table:style-name="ce3" office:value-type="float" office:value="140.747842761266" calcext:value-type="float">
            <text:p>140.747842761266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206.01" calcext:value-type="float">
            <text:p>206.01</text:p>
          </table:table-cell>
          <table:table-cell table:style-name="ce3" office:value-type="float" office:value="106.128133704735" calcext:value-type="float">
            <text:p>106.128133704735</text:p>
          </table:table-cell>
          <table:table-cell/>
          <table:table-cell table:style-name="ce3" office:value-type="float" office:value="158.922" calcext:value-type="float">
            <text:p>158.922</text:p>
          </table:table-cell>
          <table:table-cell table:style-name="ce3" office:value-type="float" office:value="145.375722543353" calcext:value-type="float">
            <text:p>145.375722543353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233.478" calcext:value-type="float">
            <text:p>233.478</text:p>
          </table:table-cell>
          <table:table-cell table:style-name="ce3" office:value-type="float" office:value="111.507128309572" calcext:value-type="float">
            <text:p>111.507128309572</text:p>
          </table:table-cell>
          <table:table-cell/>
          <table:table-cell table:style-name="ce3" office:value-type="float" office:value="180.504" calcext:value-type="float">
            <text:p>180.504</text:p>
          </table:table-cell>
          <table:table-cell table:style-name="ce3" office:value-type="float" office:value="150.393013100437" calcext:value-type="float">
            <text:p>150.393013100437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245.25" calcext:value-type="float">
            <text:p>245.25</text:p>
          </table:table-cell>
          <table:table-cell table:style-name="ce3" office:value-type="float" office:value="112.618025751073" calcext:value-type="float">
            <text:p>112.618025751073</text:p>
          </table:table-cell>
          <table:table-cell/>
          <table:table-cell table:style-name="ce3" office:value-type="float" office:value="194.238" calcext:value-type="float">
            <text:p>194.238</text:p>
          </table:table-cell>
          <table:table-cell table:style-name="ce3" office:value-type="float" office:value="152.326685660019" calcext:value-type="float">
            <text:p>152.326685660019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288.414" calcext:value-type="float">
            <text:p>288.414</text:p>
          </table:table-cell>
          <table:table-cell table:style-name="ce3" office:value-type="float" office:value="119.316239316239" calcext:value-type="float">
            <text:p>119.316239316239</text:p>
          </table:table-cell>
          <table:table-cell/>
          <table:table-cell table:style-name="ce3" office:value-type="float" office:value="225.63" calcext:value-type="float">
            <text:p>225.63</text:p>
          </table:table-cell>
          <table:table-cell table:style-name="ce3" office:value-type="float" office:value="157.811038353602" calcext:value-type="float">
            <text:p>157.811038353602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357.084" calcext:value-type="float">
            <text:p>357.084</text:p>
          </table:table-cell>
          <table:table-cell table:style-name="ce3" office:value-type="float" office:value="133.416252072969" calcext:value-type="float">
            <text:p>133.416252072969</text:p>
          </table:table-cell>
          <table:table-cell/>
          <table:table-cell table:style-name="ce3" office:value-type="float" office:value="251.136" calcext:value-type="float">
            <text:p>251.136</text:p>
          </table:table-cell>
          <table:table-cell table:style-name="ce3" office:value-type="float" office:value="163.645130183221" calcext:value-type="float">
            <text:p>163.645130183221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dP/Q</text:p>
          </table:table-cell>
          <table:table-cell table:style-name="Default"/>
          <table:table-cell/>
          <table:table-cell table:style-name="Default" office:value-type="string" calcext:value-type="string">
            <text:p>dP/Q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office:value-type="float" office:value="0.654943252538878" calcext:value-type="float">
            <text:p>0.654943252538878</text:p>
          </table:table-cell>
          <table:table-cell table:style-name="Default"/>
          <table:table-cell/>
          <table:table-cell table:style-name="Default" office:value-type="float" office:value="1.11076770126435" calcext:value-type="float">
            <text:p>1.11076770126435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table:formula="of:=10^6/[.B40]" office:value-type="float" office:value="1526849.83946856" calcext:value-type="float">
            <text:p>1526849.83946856</text:p>
          </table:table-cell>
          <table:table-cell table:style-name="Default"/>
          <table:table-cell/>
          <table:table-cell table:style-name="Default" table:formula="of:=10^6/[.E40]" office:value-type="float" office:value="900278.24797366" calcext:value-type="float">
            <text:p>900278.24797366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Default" table:formula="of:=[.B41]*PI()*(3.95/2*10^-3)^4/4" office:value-type="float" office:value="0.0000182454512536696" calcext:value-type="float">
            <text:p>1.82454512536696E-05</text:p>
          </table:table-cell>
          <table:table-cell table:style-name="Default"/>
          <table:table-cell/>
          <table:table-cell table:style-name="Default" table:formula="of:=[.E41]*PI()*(5.3/2*10^-3)^4/(8*0.9)" office:value-type="float" office:value="0.0000193721413435639" calcext:value-type="float">
            <text:p>1.93721413435639E-05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E</text:p>
          </table:table-cell>
          <table:table-cell table:style-name="Default"/>
          <table:table-cell/>
          <table:table-cell table:style-name="Default" office:value-type="string" calcext:value-type="string">
            <text:p>E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office:value-type="float" office:value="0.00260335393741458" calcext:value-type="float">
            <text:p>0.00260335393741458</text:p>
          </table:table-cell>
          <table:table-cell table:style-name="Default"/>
          <table:table-cell/>
          <table:table-cell table:style-name="Default" office:value-type="float" office:value="0.009135450597647" calcext:value-type="float">
            <text:p>0.009135450597647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table:formula="of:=[.B44]/(10^6)" office:value-type="float" office:value="0.00000000260335393741" calcext:value-type="float">
            <text:p>2.60335393741E-09</text:p>
          </table:table-cell>
          <table:table-cell table:style-name="Default"/>
          <table:table-cell/>
          <table:table-cell table:style-name="Default" table:formula="of:=[.E44]/(10^6)" office:value-type="float" office:value="0.00000000913545059765" calcext:value-type="float">
            <text:p>9.13545059765E-09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table:formula="of:=0.05/3.95" office:value-type="float" office:value="0.0126582278481013" calcext:value-type="float">
            <text:p>0.0126582278481013</text:p>
          </table:table-cell>
          <table:table-cell table:style-name="Default"/>
          <table:table-cell/>
          <table:table-cell table:style-name="Default" table:formula="of:=0.05/3.95" office:value-type="float" office:value="0.0126582278481013" calcext:value-type="float">
            <text:p>0.0126582278481013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table:formula="of:=(4*[.B46]+[.B45])*100" office:value-type="float" office:value="5.0632913995759" calcext:value-type="float">
            <text:p>5.0632913995759</text:p>
          </table:table-cell>
          <table:table-cell table:style-name="Default"/>
          <table:table-cell/>
          <table:table-cell table:style-name="Default" table:formula="of:=(4*[.E46]+[.E45])*100" office:value-type="float" office:value="5.06329205278557" calcext:value-type="float">
            <text:p>5.06329205278557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Re</text:p>
          </table:table-cell>
          <table:table-cell table:style-name="Default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formula="of:=1.18*[.F8]/(10^6)/(PI()*3.95/2000*[.B42])" office:value-type="float" office:value="955.480580604034" calcext:value-type="float">
            <text:p>955.480580604034</text:p>
          </table:table-cell>
          <table:table-cell table:style-name="Default"/>
          <table:table-cell/>
          <table:table-cell table:style-name="Default" table:formula="of:=1.18*[.F21]/(10^6)/(PI()*5.3/2000*[.E42])" office:value-type="float" office:value="711.412567441509" calcext:value-type="float">
            <text:p>711.412567441509</text:p>
          </table:table-cell>
          <table:table-cell table:style-name="Default"/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N16:Sheet1.P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3:47:01.455217445</meta:creation-date>
    <dc:date>2024-03-21T11:50:11.114344100</dc:date>
    <meta:editing-duration>PT2H17M34S</meta:editing-duration>
    <meta:editing-cycles>24</meta:editing-cycles>
    <meta:generator>LibreOffice/7.3.7.2$Linux_X86_64 LibreOffice_project/30$Build-2</meta:generator>
    <meta:document-statistic meta:table-count="1" meta:cell-count="321" meta:object-count="0"/>
  </office:meta>
</office:document-meta>
</file>